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text-properties fo:color="#000000" style:font-name="Verdana" fo:font-size="9pt" style:font-size-asian="9pt" style:font-name-complex="Arial1" style:font-size-complex="9pt"/>
    </style:style>
    <style:style style:name="P4" style:family="paragraph" style:parent-style-name="Standard">
      <style:text-properties fo:color="#000000" style:font-name="Verdana" fo:font-size="9pt" fo:background-color="#ffff00" style:font-size-asian="9pt" style:font-name-complex="Arial1" style:font-size-complex="9pt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T1" style:family="text">
      <style:text-properties fo:color="#000000" style:font-name="Verdana" fo:font-size="9pt" style:font-size-asian="9pt" style:font-name-complex="Arial1" style:font-size-complex="9pt"/>
    </style:style>
    <style:style style:name="T2" style:family="text">
      <style:text-properties fo:color="#000000" style:font-name="Verdana" fo:font-size="7pt" style:font-size-asian="9pt" style:font-name-complex="Arial1" style:font-size-complex="9pt"/>
    </style:style>
    <style:style style:name="T3" style:family="text">
      <style:text-properties fo:font-size="7pt"/>
    </style:style>
    <text:list-style style:name="L1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ISC385 Cryptography</text:p>
      <text:p text:style-name="P2">Assignment 5 <text:s text:c="2"/>(Due on 4/8)</text:p>
      <text:p text:style-name="Standard">Read Chapter 10</text:p>
      <text:p text:style-name="P3">Problem 10.1 and 10.6</text:p>
      <text:list xml:id="list7640473632537426914" text:style-name="L1">
        <text:list-item>
          <text:list>
            <text:list-item>
              <text:p text:style-name="P5"><text:span text:style-name="T1">Users A and B use the Diffie-Hellman key exchange technique with a common prime<text:line-break/>q = 71 and a primitive root a = 7.</text:span></text:p>
              <text:p text:style-name="P5"><text:span text:style-name="T1"><text:line-break/>a. If user A has private key X</text:span><text:span text:style-name="T2">A </text:span><text:span text:style-name="T1">= 5, what is A’s public key Y</text:span><text:span text:style-name="T2">A</text:span><text:span text:style-name="T1">?</text:span></text:p>
              <text:p text:style-name="P5"><text:span text:style-name="T1">Ya=(7^5)mod71=51</text:span></text:p>
              <text:p text:style-name="P5"><text:span text:style-name="T1"><text:line-break/>b. If user B has private key X</text:span><text:span text:style-name="T2">B </text:span><text:span text:style-name="T1">= 12, what is B’s public key Y</text:span><text:span text:style-name="T2">B</text:span><text:span text:style-name="T1">?</text:span></text:p>
              <text:p text:style-name="P5"><text:span text:style-name="T1">Yb=(7^12)mod71=4</text:span></text:p>
              <text:p text:style-name="P5"><text:span text:style-name="T1"><text:line-break/>c. What is the shared secret key?</text:span></text:p>
              <text:p text:style-name="P5"><text:span text:style-name="T1">k1=(4^5)mod71=30, k2=(51^12)mod71=18</text:span></text:p>
            </text:list-item>
            <text:list-item>
              <text:p text:style-name="P5"><text:span text:style-name="T1">10.6 Consider an Elgamal scheme with a common prime q = 71 and a primitive root<text:line-break/>a = 7.<text:line-break/>a. If B has public key Y</text:span><text:span text:style-name="T2">B </text:span><text:span text:style-name="T1">= 3 and A choose the random integer k = 2, what is the<text:line-break/>ciphertext of M = 30?</text:span></text:p>
              <text:p text:style-name="P5"><text:span text:style-name="T1"/></text:p>
              <text:p text:style-name="P5"><text:span text:style-name="T1">Kb=(3^2)mod71=9, C1=9, C2=9*30mod71=57</text:span></text:p>
              <text:p text:style-name="P5"><text:span text:style-name="T1"><text:line-break/>b. If A now chooses a different value of k </text:span></text:p>
              <text:p text:style-name="P5"><text:span text:style-name="T1"><text:line-break/>300mod71=16.</text:span></text:p>
            </text:list-item>
          </text:list>
        </text:list-item>
      </text:list>
      <text:p text:style-name="P4">Optional (bonus)</text:p>
      <text:p text:style-name="P3">Problem 10.9, 10.10(a use equation 10.3, b use equation 10.4)</text:p>
      <text:list xml:id="list5558727903929583930" text:style-name="L2">
        <text:list-item>
          <text:list>
            <text:list-item>
              <text:p text:style-name="P6"><text:span text:style-name="T1">Is (4, 7) a point on the elliptic curve y</text:span><text:span text:style-name="T2">2 </text:span><text:span text:style-name="T1">= x</text:span><text:span text:style-name="T2">3 </text:span><text:span text:style-name="T1">- 5x + 5 over real numbers?<text:line-break/>49:=64-20+5=49. yes.</text:span></text:p>
              <text:p text:style-name="P6"><text:span text:style-name="T1">10.10 On the elliptic curve over the real numbers y</text:span><text:span text:style-name="T2">2 </text:span><text:span text:style-name="T1">= x</text:span><text:span text:style-name="T2">3 </text:span><text:span text:style-name="T1">- 36x, let P = (-3.5, 9.5) and<text:line-break/>Q = (-2.5, 8.5). Find P + Q and 2P. <text:s text:c="3"/>2P=(-7,19),P+Q=(-6,18.)</text:span></text:p>
            </text:list-item>
          </text:list>
        </text:list-item>
      </text:list>
      <text:p text:style-name="P3">10.11 (hint: Use 10.6), <text:s/>10.12 (Hint: X value from 1 to 10)</text:p>
      <text:p text:style-name="Standard"><text:span text:style-name="T1">10.13, <text:s/>10.14, </text:span><text:bookmark text:name="_GoBack"/><text:span text:style-name="T1">10.15</text:span></text:p>
      <text:list xml:id="list3670784317778511935" text:style-name="L3">
        <text:list-item>
          <text:list>
            <text:list-item>
              <text:p text:style-name="P7">Does the elliptic curve equation y<text:span text:style-name="T3">2 </text:span>= x<text:span text:style-name="T3">3 </text:span>+ 10x + 5 define a group over Z<text:span text:style-name="T3">17</text:span>?</text:p>
              <text:p text:style-name="P7">I need help with this one.</text:p>
              <text:p text:style-name="P7"/>
              <text:p text:style-name="P7"><text:soft-page-break/>10.12 Consider the elliptic curve E<text:span text:style-name="T3">11</text:span>(1, 6); that is, the curve is defined by y<text:span text:style-name="T3">2 </text:span>= x<text:span text:style-name="T3">3 </text:span>+ x + 6<text:line-break/>with a modulus of p = 11. Determine all of the points in E<text:span text:style-name="T3">11</text:span>(1, 6). Hint: Start by calculating the right-hand side of the equation for all values of x.<text:line-break/>Any solution must be a square: 8, 16, 36, 74, 136, 228, of these, 16 and 36 are squares.</text:p>
              <text:p text:style-name="P7">10.13 What are the negatives of the following elliptic curve points over Z<text:span text:style-name="T3">17</text:span>? P = (5, 8);<text:line-break/>Q = (3, 0); R = (0, 6).<text:line-break/></text:p>
              <text:p text:style-name="P7">10.14 For E<text:span text:style-name="T3">11</text:span>(1, 6), consider the point G = (2, 7). Compute the multiples of G from 2G<text:line-break/>through 13G. G(13-2)=(26-4,91-14)<text:line-break/></text:p>
              <text:p text:style-name="P7">10.15 This problem performs elliptic curve encryption/decryption using the scheme outlined in Section 10.4. The cryptosystem parameters are E<text:span text:style-name="T3">11</text:span>(1, 6) and G = (2, 7). B’s<text:line-break/>private key is n<text:span text:style-name="T3">B </text:span>= 7.<text:line-break/>a. Find B’s public key P<text:span text:style-name="T3">B</text:span>.<text:line-break/>b. A wishes to encrypt the message P<text:span text:style-name="T3">m </text:span>= (10, 9) and chooses the random value<text:line-break/>k = 3. Determine the ciphertext C<text:span text:style-name="T3">m</text:span>.<text:line-break/>c. Show the calculation by which B recovers P<text:span text:style-name="T3">m </text:span>from C<text:span text:style-name="T3">m</text:span>. 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zh" style:country-asian="CN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1665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en, Zhixiong</meta:initial-creator>
    <dc:creator>A W</dc:creator>
    <meta:editing-cycles>5</meta:editing-cycles>
    <meta:creation-date>2017-03-25T19:40:00</meta:creation-date>
    <dc:date>2017-04-04T20:33:13.20</dc:date>
    <meta:editing-duration>PT23H49M56S</meta:editing-duration>
    <meta:generator>OpenOffice/4.1.2$Win32 OpenOffice.org_project/412m3$Build-9782</meta:generator>
    <meta:document-statistic meta:table-count="0" meta:image-count="0" meta:object-count="0" meta:page-count="2" meta:paragraph-count="27" meta:word-count="436" meta:character-count="2200"/>
    <meta:user-defined meta:name="AppVersion">15.0000</meta:user-defined>
    <meta:user-defined meta:name="Company">Mercy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